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top="0.1189in" fo:margin-bottom="0.1189in" loext:contextual-spacing="false" style:line-spacing="0.0882in" fo:text-align="start" style:justify-single-word="false"/>
      <style:text-properties style:font-name="Roboto" fo:font-size="14pt" officeooo:rsid="0000b050" officeooo:paragraph-rsid="0000b050" style:font-size-asian="12.25pt" style:font-size-complex="14pt"/>
    </style:style>
    <style:style style:name="P2" style:family="paragraph" style:parent-style-name="Standard" style:list-style-name="L1">
      <style:paragraph-properties fo:margin-top="0.1189in" fo:margin-bottom="0.1189in" loext:contextual-spacing="false" style:line-spacing="0.0882in" fo:text-align="start" style:justify-single-word="false"/>
      <style:text-properties style:font-name="Roboto" fo:font-size="14pt" officeooo:rsid="0002810d" officeooo:paragraph-rsid="0002810d" style:font-size-asian="12.25pt" style:font-size-complex="14pt"/>
    </style:style>
    <style:style style:name="P3" style:family="paragraph" style:parent-style-name="Standard" style:list-style-name="L1">
      <style:paragraph-properties fo:margin-top="0.1189in" fo:margin-bottom="0.1189in" loext:contextual-spacing="false" style:line-spacing="0.0882in" fo:text-align="start" style:justify-single-word="false"/>
      <style:text-properties style:font-name="Roboto" fo:font-size="14pt" officeooo:rsid="0002a644" officeooo:paragraph-rsid="0002a644" style:font-size-asian="12.25pt" style:font-size-complex="14pt"/>
    </style:style>
    <style:style style:name="P4" style:family="paragraph" style:parent-style-name="Standard" style:list-style-name="L1">
      <style:paragraph-properties fo:margin-top="0.1189in" fo:margin-bottom="0.1189in" loext:contextual-spacing="false" style:line-spacing="0.0882in" fo:text-align="start" style:justify-single-word="false"/>
      <style:text-properties style:font-name="Roboto" fo:font-size="14pt" officeooo:rsid="0008c2ad" officeooo:paragraph-rsid="0008c2ad" style:font-size-asian="12.25pt" style:font-size-complex="14pt"/>
    </style:style>
    <style:style style:name="P5" style:family="paragraph" style:parent-style-name="Standard" style:list-style-name="L2">
      <style:paragraph-properties fo:margin-top="0.1189in" fo:margin-bottom="0.1189in" loext:contextual-spacing="false" style:line-spacing="0.0882in" fo:text-align="start" style:justify-single-word="false"/>
      <style:text-properties style:font-name="Roboto" fo:font-size="14pt" officeooo:rsid="0008c2ad" officeooo:paragraph-rsid="0008c2ad" style:font-size-asian="12.25pt" style:font-size-complex="14pt"/>
    </style:style>
    <style:style style:name="P6" style:family="paragraph" style:parent-style-name="Standard" style:list-style-name="L1">
      <style:paragraph-properties fo:margin-top="0.1189in" fo:margin-bottom="0.1189in" loext:contextual-spacing="false" style:line-spacing="0.0882in" fo:text-align="start" style:justify-single-word="false"/>
      <style:text-properties style:font-name="Roboto" fo:font-size="14pt" officeooo:rsid="000a5b07" officeooo:paragraph-rsid="000a5b07" style:font-size-asian="12.25pt" style:font-size-complex="14pt"/>
    </style:style>
    <style:style style:name="P7" style:family="paragraph" style:parent-style-name="Standard" style:list-style-name="L3">
      <style:paragraph-properties fo:margin-top="0.1189in" fo:margin-bottom="0.1189in" loext:contextual-spacing="false" style:line-spacing="0.0882in" fo:text-align="start" style:justify-single-word="false"/>
      <style:text-properties style:font-name="Roboto" fo:font-size="14pt" officeooo:rsid="000c7678" officeooo:paragraph-rsid="000c7678" style:font-size-asian="12.25pt" style:font-size-complex="14pt"/>
    </style:style>
    <style:style style:name="P8" style:family="paragraph" style:parent-style-name="Standard">
      <style:paragraph-properties fo:margin-top="0.1189in" fo:margin-bottom="0.1189in" loext:contextual-spacing="false" style:line-spacing="0.0882in" fo:text-align="start" style:justify-single-word="false"/>
      <style:text-properties style:font-name="Roboto" fo:font-size="14pt" officeooo:rsid="000c7678" officeooo:paragraph-rsid="000c7678" style:font-size-asian="12.25pt" style:font-size-complex="14pt"/>
    </style:style>
    <style:style style:name="P9" style:family="paragraph" style:parent-style-name="Standard" style:list-style-name="L1">
      <style:paragraph-properties fo:margin-top="0.1189in" fo:margin-bottom="0.1189in" loext:contextual-spacing="false" style:line-spacing="0.0882in" fo:text-align="start" style:justify-single-word="false"/>
      <style:text-properties style:font-name="Roboto" fo:font-size="14pt" officeooo:rsid="0010645b" officeooo:paragraph-rsid="0010645b" style:font-size-asian="12.25pt" style:font-size-complex="14pt"/>
    </style:style>
    <style:style style:name="P10" style:family="paragraph" style:parent-style-name="Standard">
      <style:paragraph-properties fo:margin-top="0.1189in" fo:margin-bottom="0.1189in" loext:contextual-spacing="false" style:line-spacing="0.0882in" fo:text-align="center" style:justify-single-word="false"/>
      <style:text-properties style:font-name="Roboto" fo:font-size="20pt" officeooo:rsid="000dc3bc" officeooo:paragraph-rsid="000dc3bc" style:font-size-asian="17.5pt" style:font-size-complex="20pt"/>
    </style:style>
    <style:style style:name="P11" style:family="paragraph" style:parent-style-name="Standard" style:list-style-name="L1">
      <style:paragraph-properties fo:margin-top="0.1189in" fo:margin-bottom="0.1189in" loext:contextual-spacing="false" style:line-spacing="0.0882in" fo:text-align="start" style:justify-single-word="false"/>
      <style:text-properties officeooo:rsid="00051e74" officeooo:paragraph-rsid="00051e74"/>
    </style:style>
    <style:style style:name="P12" style:family="paragraph" style:parent-style-name="Standard" style:list-style-name="L1">
      <style:paragraph-properties fo:margin-top="0.1189in" fo:margin-bottom="0.1189in" loext:contextual-spacing="false" style:line-spacing="0.0882in" fo:text-align="start" style:justify-single-word="false"/>
      <style:text-properties officeooo:rsid="0006ed55" officeooo:paragraph-rsid="0006ed55"/>
    </style:style>
    <style:style style:name="P13" style:family="paragraph" style:parent-style-name="Standard" style:list-style-name="L1">
      <style:paragraph-properties fo:margin-top="0.1189in" fo:margin-bottom="0.1189in" loext:contextual-spacing="false" style:line-spacing="0.0882in" fo:text-align="start" style:justify-single-word="false"/>
      <style:text-properties officeooo:rsid="0008c2ad" officeooo:paragraph-rsid="0008c2ad"/>
    </style:style>
    <style:style style:name="P14" style:family="paragraph" style:parent-style-name="Standard" style:list-style-name="L1">
      <style:paragraph-properties fo:margin-top="0.1189in" fo:margin-bottom="0.1189in" loext:contextual-spacing="false" style:line-spacing="0.0882in" fo:text-align="start" style:justify-single-word="false"/>
      <style:text-properties officeooo:rsid="0003acf1" officeooo:paragraph-rsid="00046277"/>
    </style:style>
    <style:style style:name="T1" style:family="text">
      <style:text-properties style:font-name="Roboto" fo:font-size="14pt" style:font-size-asian="12.25pt" style:font-size-complex="14pt"/>
    </style:style>
    <style:style style:name="T2" style:family="text">
      <style:text-properties style:font-name="Roboto" fo:font-size="14pt" officeooo:rsid="0000b050" style:font-size-asian="12.25pt" style:font-size-complex="14pt"/>
    </style:style>
    <style:style style:name="T3" style:family="text">
      <style:text-properties style:font-name="Roboto" fo:font-size="14pt" officeooo:rsid="0006ed55" style:font-size-asian="12.25pt" style:font-size-complex="14pt"/>
    </style:style>
    <style:style style:name="T4" style:family="text">
      <style:text-properties style:font-name="Roboto" fo:font-size="14pt" officeooo:rsid="0008c2ad" style:font-size-asian="12.25pt" style:font-size-complex="14pt"/>
    </style:style>
    <style:style style:name="T5" style:family="text">
      <style:text-properties style:font-name="Roboto" fo:font-size="14pt" officeooo:rsid="000a5b07" style:font-size-asian="12.25pt" style:font-size-complex="14pt"/>
    </style:style>
    <style:style style:name="T6" style:family="text">
      <style:text-properties officeooo:rsid="0002810d"/>
    </style:style>
    <style:style style:name="T7" style:family="text">
      <style:text-properties officeooo:rsid="00033f0a"/>
    </style:style>
    <style:style style:name="T8" style:family="text">
      <style:text-properties officeooo:rsid="000e327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8">Must</text:span> have</text:p>
      <text:list xml:id="list1686016574" text:style-name="L1">
        <text:list-item>
          <text:p text:style-name="P1">As a user, I want to be able to browse through a list of changes from various popular projects, so that I will be able to see if there are any that are relevant to me.</text:p>
        </text:list-item>
        <text:list-item>
          <text:p text:style-name="P1">As a user, I want to be able to <text:span text:style-name="T6">vote on releases: both quality and importance, so that I can make my voice heard in the community.</text:span></text:p>
        </text:list-item>
        <text:list-item>
          <text:p text:style-name="P2">As a user, I want to be able to comment on release notes, so that I can discuss them with others in the community.</text:p>
        </text:list-item>
        <text:list-item>
          <text:p text:style-name="P2">As a user, I want to be able to immediately notice the version number changes on a project, so that I can deduce its importance.</text:p>
        </text:list-item>
        <text:list-item>
          <text:p text:style-name="P2">As a user, I want to have an icon or some symbol which indicates the version’s relative importance (such as Major or minor), so that I can glance at a release and immediately know if it is important or not.</text:p>
        </text:list-item>
        <text:list-item>
          <text:p text:style-name="P3">As a user, I want to be able to create my own custom release feed, so that I can only look at the ones that matter to me <text:span text:style-name="T7">and my projects.</text:span></text:p>
        </text:list-item>
        <text:list-item>
          <text:p text:style-name="P14"><text:span text:style-name="T1">As a user, I want the votes to be fair and democratic, so that everyone has a voice. This means that the importance of each vote should be based on the population size.</text:span></text:p>
        </text:list-item>
        <text:list-item>
          <text:p text:style-name="P11"><text:span text:style-name="T1">As a user</text:span><text:span text:style-name="T3">,</text:span><text:span text:style-name="T1"> I want to be able to be able to create an account and login so that I can vote, comment, and edit my release feeds.</text:span></text:p>
        </text:list-item>
        <text:list-item>
          <text:p text:style-name="P12"><text:span text:style-name="T1">As a user, I want </text:span><text:span text:style-name="T4">to be able to search for GitHub projects and add them to my custom release feeds.</text:span></text:p>
        </text:list-item>
        <text:list-item>
          <text:p text:style-name="P4"><text:soft-page-break/>As a user, I want to have a clear way of seeing the purpose of GitHub projects when I search for them, so that I can verify they is the one I want.</text:p>
        </text:list-item>
      </text:list>
      <text:list xml:id="list3029709365" text:style-name="L2">
        <text:list-item>
          <text:list>
            <text:list-item>
              <text:list>
                <text:list-item>
                  <text:list>
                    <text:list-item>
                      <text:p text:style-name="P5">This basically means that we should show the GitHub project description anytime the user is searching for projects.</text:p>
                    </text:list-item>
                  </text:list>
                </text:list-item>
              </text:list>
            </text:list-item>
          </text:list>
        </text:list-item>
      </text:list>
      <text:list xml:id="list143641718887907" text:continue-list="list1686016574" text:style-name="L1">
        <text:list-item>
          <text:p text:style-name="P13"><text:span text:style-name="T1">As a user, </text:span><text:span text:style-name="T5">I want to have any modifications to a custom feed save automatically, so that I don’t have to manually save anything which makes things much more convenient for me.</text:span></text:p>
        </text:list-item>
        <text:list-item>
          <text:p text:style-name="P6">As a user, I want to be able to immediately see on the site that I can create my own custom feeds, so that I can find this if I need i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>
      <style:text-properties style:font-name="Roboto" fo:font-family="Roboto" style:font-pitch="variable" fo:font-size="14pt" style:font-size-asian="12.25pt" style:font-size-complex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 LibreOffice_project/aecc05fe267cc68dde00352a451aa867b3b546ac</meta:generator>
    <dc:date>2019-05-30T14:36:39.841000000</dc:date>
    <meta:editing-duration>PT1H12M26S</meta:editing-duration>
    <meta:editing-cycles>21</meta:editing-cycles>
    <meta:document-statistic meta:table-count="0" meta:image-count="0" meta:object-count="0" meta:page-count="2" meta:paragraph-count="14" meta:word-count="395" meta:character-count="1885" meta:non-whitespace-character-count="1517"/>
  </office:meta>
</office:document-meta>
</file>